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text-properties style:font-name="Comic Sans MS" fo:font-size="30pt" style:font-size-asian="30pt" style:font-size-complex="3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Comic Sans MS" fo:font-size="30pt" style:font-size-asian="30pt" style:font-size-complex="30pt"/>
    </style:style>
    <style:style style:name="T1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.728cm" svg:x="15.067cm" svg:y="3.3cm">
          <draw:text-box>
            <text:p><text:span text:style-name="T1">Import</text:span></text:p>
          </draw:text-box>
        </draw:frame>
        <draw:connector draw:style-name="gr2" draw:text-style-name="P2" draw:layer="layout" draw:type="curve" svg:x1="6.9cm" svg:y1="3.4cm" svg:x2="6.9cm" svg:y2="7.453cm" draw:start-shape="id1" draw:end-shape="id2" draw:end-glue-point="0" svg:d="m6900 3400v4053" svg:viewBox="0 0 1 4054">
          <text:p/>
        </draw:connector>
        <draw:custom-shape draw:style-name="gr3" draw:text-style-name="P3" xml:id="id1" draw:id="id1" draw:layer="layout" svg:width="11.2cm" svg:height="2.3cm" svg:x="1.3cm" svg:y="1.1cm">
          <text:p text:style-name="P2"><text:span text:style-name="T1">lib/android-ndk/*.h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xml:id="id2" draw:id="id2" draw:layer="layout" svg:width="11.6cm" svg:height="2.147cm" svg:x="1.1cm" svg:y="7.453cm">
          <text:p text:style-name="P2"><text:span text:style-name="T1">lib/android-ndk-0.1.h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cm" svg:height="2.147cm" svg:x="6.2cm" svg:y="4.053cm">
          <text:p text:style-name="P2"><text:span text:style-name="T1">Ajh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6" draw:id="id6" draw:layer="layout" svg:width="1cm" svg:height="1cm" svg:x="20.5cm" svg:y="2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3.1cm" svg:height="2.147cm" svg:x="4.6cm" svg:y="20.653cm">
          <text:p text:style-name="P2"><text:span text:style-name="T1">native-activity/bin/native-activity-debug.ap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6.6cm" svg:height="2.3cm" svg:x="17.7cm" svg:y="9.3cm">
          <text:p text:style-name="P2"><text:span text:style-name="T1">hs_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xml:id="id3" draw:id="id3" draw:layer="layout" svg:width="16.218cm" svg:height="2.3cm" svg:x="12.9cm" svg:y="1.1cm">
          <text:p text:style-name="P2"><text:span text:style-name="T1">native-activity/hs_src/Main.h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2" draw:layer="layout" draw:type="curve" svg:x1="21.009cm" svg:y1="3.4cm" svg:x2="21cm" svg:y2="9.3cm" draw:start-shape="id3" draw:end-shape="id4" svg:d="m21009 3400c0 4426-9 1477-9 5900" svg:viewBox="0 0 10 5901">
          <text:p/>
        </draw:connector>
        <draw:custom-shape draw:style-name="gr4" draw:text-style-name="P3" draw:layer="layout" svg:width="4cm" svg:height="2.147cm" svg:x="20.4cm" svg:y="5.953cm">
          <text:p text:style-name="P2"><text:span text:style-name="T1">Ajh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5" draw:id="id5" draw:layer="layout" svg:width="1.2cm" svg:height="1.2cm" svg:x="20.4cm" svg:y="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2" draw:text-style-name="P2" draw:layer="layout" draw:type="curve" svg:x1="12.7cm" svg:y1="8.526cm" svg:x2="20.4cm" svg:y2="4.6cm" draw:start-shape="id2" draw:start-glue-point="1" draw:end-shape="id5" draw:end-glue-point="6" svg:d="m12700 8526c5776 0 1927-3926 7700-3926" svg:viewBox="0 0 7701 3927">
          <text:p/>
        </draw:connector>
        <draw:connector draw:style-name="gr2" draw:text-style-name="P2" draw:layer="layout" draw:type="curve" svg:x1="21cm" svg:y1="11.6cm" svg:x2="21cm" svg:y2="20.7cm" draw:start-shape="id4" draw:start-glue-point="2" draw:end-shape="id6" draw:end-glue-point="0" svg:d="m21000 11600v9100" svg:viewBox="0 0 1 9101">
          <text:p/>
        </draw:connector>
        <draw:custom-shape draw:style-name="gr4" draw:text-style-name="P3" draw:layer="layout" svg:width="5.318cm" svg:height="2.147cm" svg:x="20.382cm" svg:y="12.238cm">
          <text:p text:style-name="P2"><text:span text:style-name="T1">andro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18cm" svg:height="2.147cm" svg:x="20.382cm" svg:y="14.753cm">
          <text:p text:style-name="P2"><text:span text:style-name="T1">ndk-bui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18cm" svg:height="2.147cm" svg:x="20.382cm" svg:y="17.3cm">
          <text:p text:style-name="P2"><text:span text:style-name="T1">a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" draw:id="id7" draw:layer="layout" svg:width="11.8cm" svg:height="2.3cm" svg:x="5cm" svg:y="10.8cm">
          <text:p text:style-name="P2"><text:span text:style-name="T1">native-activity/jni/*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2" draw:layer="layout" draw:type="curve" svg:x1="10.9cm" svg:y1="13.1cm" svg:x2="19.7cm" svg:y2="18.4cm" draw:start-shape="id7" draw:start-glue-point="6" draw:end-shape="id8" draw:end-glue-point="6" svg:d="m10900 13100c0 3534 2933 5300 8800 5300" svg:viewBox="0 0 8801 5301">
          <text:p/>
        </draw:connector>
        <draw:custom-shape draw:style-name="gr6" draw:text-style-name="P2" xml:id="id8" draw:id="id8" draw:layer="layout" svg:width="1.2cm" svg:height="1.2cm" svg:x="19.7cm" svg:y="17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" draw:text-style-name="P1" draw:layer="layout" svg:width="4.879cm" svg:height="3.205cm" svg:x="10.329cm" svg:y="3.772cm">
          <draw:text-box>
            <text:p><text:span text:style-name="T1">Compile</text:span></text:p>
            <text:p><text:span text:style-name="T1">(Haskell)</text:span></text:p>
          </draw:text-box>
        </draw:frame>
        <draw:frame draw:style-name="gr1" draw:text-style-name="P1" draw:layer="layout" svg:width="8.943cm" svg:height="1.728cm" svg:x="21.657cm" svg:y="4.1cm">
          <draw:text-box>
            <text:p><text:span text:style-name="T1">Compile (Haskell)</text:span></text:p>
          </draw:text-box>
        </draw:frame>
        <draw:frame draw:style-name="gr1" draw:text-style-name="P1" draw:layer="layout" svg:width="8.249cm" svg:height="1.728cm" svg:x="11.8cm" svg:y="18.7cm">
          <draw:text-box>
            <text:p><text:span text:style-name="T1">Compile (C lang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5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11-16T04:31:58.312170354</dc:date>
    <dc:creator>Okabe Kiwamu</dc:creator>
    <meta:editing-duration>PT2H19M46S</meta:editing-duration>
    <meta:editing-cycles>220</meta:editing-cycles>
    <meta:generator>LibreOffice/4.1.3.2$Linux_X86_64 LibreOffice_project/410m0$Build-2</meta:generator>
    <meta:document-statistic meta:object-count="23"/>
  </office:meta>
</office:document-meta>
</file>